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400000320E8C88344.png" manifest:media-type="image/png"/>
  <manifest:file-entry manifest:full-path="Pictures/10000201000001E1000002160431D932.png" manifest:media-type="image/png"/>
  <manifest:file-entry manifest:full-path="Pictures/10001AC8000031B80000373B7E65D17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opacity="5%" draw:fill-color="#cccccc" draw:opacity="15%" draw:textarea-horizontal-align="justify" draw:textarea-vertical-align="middle" draw:auto-grow-height="false" fo:min-height="20.25cm" fo:min-width="7.8cm" draw:shadow-opacity="15%"/>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Wireless" svg:stroke-width="0.5cm" svg:stroke-color="#cccccc" draw:marker-start-width="1.7cm" draw:marker-end-width="1.7cm" draw:fill="none" draw:textarea-vertical-align="middle" fo:padding-top="0.375cm" fo:padding-bottom="0.375cm" fo:padding-left="0.5cm" fo:padding-right="0.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2cm" svg:stroke-color="#808080" draw:marker-start-width="0.8cm" draw:marker-end-width="0.8cm" draw:fill="none" draw:textarea-vertical-align="middle" fo:padding-top="0.225cm" fo:padding-bottom="0.225cm" fo:padding-left="0.35cm" fo:padding-right="0.35cm"/>
    </style:style>
    <style:style style:name="gr6" style:family="graphic" style:parent-style-name="standard">
      <style:graphic-properties draw:textarea-horizontal-align="justify" draw:textarea-vertical-align="middle" draw:auto-grow-height="false" fo:min-height="2.929cm" fo:min-width="3.616cm" fo:wrap-option="no-wrap"/>
    </style:style>
    <style:style style:name="gr7" style:family="graphic" style:parent-style-name="objectwithoutfill">
      <style:graphic-properties svg:stroke-width="0.2cm" svg:stroke-color="#ff420e" draw:marker-start-width="0.8cm" draw:marker-end-width="0.8cm" draw:fill="none"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draw:auto-grow-width="true" fo:min-height="1.85cm"/>
    </style:style>
    <style:style style:name="gr9" style:family="graphic" style:parent-style-name="objectwithoutfill">
      <style:graphic-properties svg:stroke-width="0.1cm" svg:stroke-color="#ffd320" draw:marker-start-width="0.5cm" draw:marker-end-width="0.5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style:font-name="Cantarell" fo:font-size="20pt" fo:font-weight="bold" style:font-size-asian="20pt" style:font-weight-asian="bold" style:font-size-complex="20pt" style:font-weight-complex="bold"/>
    </style:style>
    <style:style style:name="P3" style:family="paragraph">
      <style:text-properties style:font-name="Cantarell" fo:font-size="20pt" fo:font-weight="bold" style:font-size-asian="20pt" style:font-weight-asian="bold" style:font-size-complex="20pt" style:font-weight-complex="bold"/>
    </style:style>
    <style:style style:name="T1" style:family="text">
      <style:text-properties style:font-name="Cantarell"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3cm" svg:height="20.5cm" svg:x="8.1cm" svg:y="0.6cm">
          <text:p/>
          <draw:enhanced-geometry svg:viewBox="0 0 21600 21600" draw:type="rectangle" draw:enhanced-path="M 0 0 L 21600 0 21600 21600 0 21600 0 0 Z N"/>
        </draw:custom-shape>
        <draw:frame draw:style-name="gr2" draw:text-style-name="P1" xml:id="id3" draw:id="id3" draw:layer="layout" svg:width="2cm" svg:height="2.22cm" svg:x="21.94cm" svg:y="15.68cm">
          <draw:image xlink:href="Pictures/10001AC8000031B80000373B7E65D170.svg" xlink:type="simple" xlink:show="embed" xlink:actuate="onLoad">
            <text:p/>
          </draw:image>
          <draw:image xlink:href="Pictures/10000201000001E1000002160431D932.png" xlink:type="simple" xlink:show="embed" xlink:actuate="onLoad"/>
        </draw:frame>
        <draw:frame draw:style-name="gr2" draw:text-style-name="P1" xml:id="id1" draw:id="id1" draw:layer="layout" svg:width="2cm" svg:height="2.22cm" svg:x="24.94cm" svg:y="12.76cm">
          <draw:image xlink:href="Pictures/10001AC8000031B80000373B7E65D170.svg" xlink:type="simple" xlink:show="embed" xlink:actuate="onLoad">
            <text:p/>
          </draw:image>
          <draw:image xlink:href="Pictures/10000201000001E1000002160431D932.png" xlink:type="simple" xlink:show="embed" xlink:actuate="onLoad"/>
        </draw:frame>
        <draw:frame draw:style-name="gr2" draw:text-style-name="P1" xml:id="id2" draw:id="id2" draw:layer="layout" svg:width="2cm" svg:height="2.22cm" svg:x="21.94cm" svg:y="9.88cm">
          <draw:image xlink:href="Pictures/10001AC8000031B80000373B7E65D170.svg" xlink:type="simple" xlink:show="embed" xlink:actuate="onLoad">
            <text:p/>
          </draw:image>
          <draw:image xlink:href="Pictures/10000201000001E1000002160431D932.png" xlink:type="simple" xlink:show="embed" xlink:actuate="onLoad"/>
        </draw:frame>
        <draw:connector draw:style-name="gr3" draw:text-style-name="P1" draw:layer="layout" draw:type="line" svg:x1="24.94cm" svg:y1="13.87cm" svg:x2="22.94cm" svg:y2="12.1cm" draw:start-shape="id1" draw:start-glue-point="3" draw:end-shape="id2" draw:end-glue-point="2" svg:d="M24940 13870l-2000-1770" svg:viewBox="0 0 2001 1771">
          <text:p/>
        </draw:connector>
        <draw:connector draw:style-name="gr3" draw:text-style-name="P1" draw:layer="layout" draw:type="line" svg:x1="24.94cm" svg:y1="13.87cm" svg:x2="23.94cm" svg:y2="16.79cm" draw:start-shape="id1" draw:start-glue-point="3" draw:end-shape="id3" draw:end-glue-point="1" svg:d="M24940 13870l-1000 2920" svg:viewBox="0 0 1001 2921">
          <text:p/>
        </draw:connector>
        <draw:frame draw:style-name="gr2" draw:text-style-name="P1" xml:id="id4" draw:id="id4" draw:layer="layout" svg:width="2cm" svg:height="2.22cm" svg:x="24.84cm" svg:y="5.96cm">
          <draw:image xlink:href="Pictures/10001AC8000031B80000373B7E65D170.svg" xlink:type="simple" xlink:show="embed" xlink:actuate="onLoad">
            <text:p/>
          </draw:image>
          <draw:image xlink:href="Pictures/10000201000001E1000002160431D932.png" xlink:type="simple" xlink:show="embed" xlink:actuate="onLoad"/>
        </draw:frame>
        <draw:frame draw:style-name="gr2" draw:text-style-name="P1" xml:id="id5" draw:id="id5" draw:layer="layout" svg:width="2cm" svg:height="2.22cm" svg:x="22.04cm" svg:y="2.36cm">
          <draw:image xlink:href="Pictures/10001AC8000031B80000373B7E65D170.svg" xlink:type="simple" xlink:show="embed" xlink:actuate="onLoad">
            <text:p/>
          </draw:image>
          <draw:image xlink:href="Pictures/10000201000001E1000002160431D932.png" xlink:type="simple" xlink:show="embed" xlink:actuate="onLoad"/>
        </draw:frame>
        <draw:connector draw:style-name="gr3" draw:text-style-name="P1" draw:layer="layout" draw:type="line" svg:x1="24.84cm" svg:y1="7.07cm" svg:x2="23.04cm" svg:y2="4.58cm" draw:start-shape="id4" draw:start-glue-point="3" draw:end-shape="id5" draw:end-glue-point="2" svg:d="M24840 7070l-1800-2490" svg:viewBox="0 0 1801 2491">
          <text:p/>
        </draw:connector>
        <draw:frame draw:style-name="gr4" draw:text-style-name="P1" xml:id="id6" draw:id="id6" draw:layer="layout" svg:width="1.53cm" svg:height="2.53cm" svg:x="13.5cm" svg:y="3.5cm">
          <draw:image xlink:href="Pictures/10000201000001E400000320E8C88344.png" xlink:type="simple" xlink:show="embed" xlink:actuate="onLoad">
            <text:p text:style-name="P1"/>
            <text:p text:style-name="P1"/>
            <text:p text:style-name="P1"/>
          </draw:image>
        </draw:frame>
        <draw:frame draw:style-name="gr4" draw:text-style-name="P1" xml:id="id8" draw:id="id8" draw:layer="layout" svg:width="1.53cm" svg:height="2.53cm" svg:x="14.37cm" svg:y="10.5cm">
          <draw:image xlink:href="Pictures/10000201000001E400000320E8C88344.png" xlink:type="simple" xlink:show="embed" xlink:actuate="onLoad">
            <text:p text:style-name="P1"/>
            <text:p text:style-name="P1"/>
            <text:p text:style-name="P1"/>
          </draw:image>
        </draw:frame>
        <draw:frame draw:style-name="gr4" draw:text-style-name="P1" xml:id="id7" draw:id="id7" draw:layer="layout" svg:width="1.53cm" svg:height="2.53cm" svg:x="10.07cm" svg:y="13.7cm">
          <draw:image xlink:href="Pictures/10000201000001E400000320E8C88344.png" xlink:type="simple" xlink:show="embed" xlink:actuate="onLoad">
            <text:p text:style-name="P1"/>
            <text:p text:style-name="P1"/>
            <text:p text:style-name="P1"/>
          </draw:image>
        </draw:frame>
        <draw:connector draw:style-name="gr5" draw:text-style-name="P1" draw:layer="layout" draw:type="line" svg:x1="14.265cm" svg:y1="6.03cm" svg:x2="10.835cm" svg:y2="13.7cm" draw:start-shape="id6" draw:start-glue-point="2" draw:end-shape="id7" draw:end-glue-point="0" svg:d="M14265 6030l-3430 7670" svg:viewBox="0 0 3431 7671">
          <text:p/>
        </draw:connector>
        <draw:connector draw:style-name="gr5" draw:text-style-name="P1" draw:layer="layout" draw:type="line" svg:x1="15.135cm" svg:y1="13.03cm" svg:x2="11.6cm" svg:y2="14.965cm" draw:start-shape="id8" draw:start-glue-point="2" draw:end-shape="id7" draw:end-glue-point="1" svg:d="M15135 13030l-3535 1935" svg:viewBox="0 0 3536 1936">
          <text:p/>
        </draw:connector>
        <draw:connector draw:style-name="gr5" draw:text-style-name="P1" draw:layer="layout" draw:type="line" svg:x1="15.135cm" svg:y1="10.5cm" svg:x2="14.265cm" svg:y2="6.03cm" draw:start-shape="id8" draw:start-glue-point="0" draw:end-shape="id6" draw:end-glue-point="2" svg:d="M15135 10500l-870-4470" svg:viewBox="0 0 871 4471">
          <text:p/>
        </draw:connector>
        <draw:custom-shape draw:style-name="gr6" draw:text-style-name="P2" xml:id="id9" draw:id="id9" draw:layer="layout" svg:width="6.3cm" svg:height="4.9cm" svg:x="0.9cm" svg:y="8.6cm">
          <text:p text:style-name="P2"><text:span text:style-name="T1">Interne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curve" svg:x1="4.05cm" svg:y1="8.6cm" svg:x2="13.5cm" svg:y2="4.765cm" draw:start-shape="id9" draw:start-glue-point="0" draw:end-shape="id6" draw:end-glue-point="3" svg:d="M4050 8600c0-2557 3150-3835 9450-3835" svg:viewBox="0 0 9451 3836">
          <text:p/>
        </draw:connector>
        <draw:connector draw:style-name="gr7" draw:text-style-name="P1" draw:layer="layout" draw:type="curve" svg:x1="4.05cm" svg:y1="13.5cm" svg:x2="10.07cm" svg:y2="14.965cm" draw:start-shape="id9" draw:start-glue-point="2" draw:end-shape="id7" draw:end-glue-point="3" svg:d="M4050 13500c0 977 2006 1465 6020 1465" svg:viewBox="0 0 6021 1466">
          <text:p/>
        </draw:connector>
        <draw:frame draw:style-name="gr4" draw:text-style-name="P1" xml:id="id10" draw:id="id10" draw:layer="layout" svg:width="1.53cm" svg:height="2.53cm" svg:x="10.37cm" svg:y="6.67cm">
          <draw:image xlink:href="Pictures/10000201000001E400000320E8C88344.png" xlink:type="simple" xlink:show="embed" xlink:actuate="onLoad">
            <text:p text:style-name="P1"/>
            <text:p text:style-name="P1"/>
            <text:p text:style-name="P1"/>
          </draw:image>
        </draw:frame>
        <draw:connector draw:style-name="gr5" draw:text-style-name="P1" draw:layer="layout" draw:type="line" svg:x1="10.835cm" svg:y1="13.7cm" svg:x2="11.135cm" svg:y2="9.2cm" draw:start-shape="id7" draw:start-glue-point="0" draw:end-shape="id10" svg:d="M10835 13700l300-4500" svg:viewBox="0 0 301 4501">
          <text:p/>
        </draw:connector>
        <draw:connector draw:style-name="gr5" draw:text-style-name="P1" draw:layer="layout" draw:type="line" svg:x1="14.37cm" svg:y1="11.765cm" svg:x2="11.9cm" svg:y2="7.935cm" draw:start-shape="id8" draw:start-glue-point="3" draw:end-shape="id10" draw:end-glue-point="1" svg:d="M14370 11765l-2470-3830" svg:viewBox="0 0 2471 3831">
          <text:p/>
        </draw:connector>
        <draw:connector draw:style-name="gr5" draw:text-style-name="P1" draw:layer="layout" draw:type="line" svg:x1="14.265cm" svg:y1="6.03cm" svg:x2="11.9cm" svg:y2="7.935cm" draw:start-shape="id6" draw:end-shape="id10" draw:end-glue-point="1" svg:d="M14265 6030l-2365 1905" svg:viewBox="0 0 2366 1906">
          <text:p/>
        </draw:connector>
        <draw:connector draw:style-name="gr7" draw:text-style-name="P1" draw:layer="layout" draw:type="curve" svg:x1="7.2cm" svg:y1="11.05cm" svg:x2="11.135cm" svg:y2="9.2cm" draw:start-shape="id9" draw:end-shape="id10" draw:end-glue-point="2" svg:d="M7200 11050c2624 0 3935-616 3935-1850" svg:viewBox="0 0 3936 1851">
          <text:p/>
        </draw:connector>
        <draw:frame draw:style-name="gr8" draw:text-style-name="P3" draw:layer="layout" svg:width="3.757cm" svg:height="2.1cm" svg:x="10.372cm" svg:y="19.545cm">
          <draw:text-box>
            <text:p text:style-name="P3"><text:span text:style-name="T1">Gateways</text:span></text:p>
          </draw:text-box>
        </draw:frame>
        <draw:frame draw:style-name="gr8" draw:text-style-name="P3" draw:layer="layout" svg:width="2.852cm" svg:height="2.1cm" svg:x="21.836cm" svg:y="19.545cm">
          <draw:text-box>
            <text:p text:style-name="P3"><text:span text:style-name="T1">Knoten</text:span></text:p>
          </draw:text-box>
        </draw:frame>
        <draw:connector draw:style-name="gr9" draw:text-style-name="P1" draw:layer="layout" draw:type="curve" svg:x1="15.03cm" svg:y1="4.765cm" svg:x2="22.04cm" svg:y2="3.47cm" draw:start-shape="id6" draw:start-glue-point="1" draw:end-shape="id5" svg:d="M15030 4765c5257 0 1753-1295 7010-1295" svg:viewBox="0 0 7011 1296">
          <text:p/>
        </draw:connector>
        <draw:connector draw:style-name="gr9" draw:text-style-name="P1" draw:layer="layout" draw:type="curve" draw:line-skew="0.03cm" svg:x1="10.835cm" svg:y1="16.23cm" svg:x2="22.94cm" svg:y2="12.1cm" draw:start-shape="id7" draw:start-glue-point="2" draw:end-shape="id2" draw:end-glue-point="2" svg:d="M10835 16230c0 795 12105 2860 12105-4130" svg:viewBox="0 0 12106 5040">
          <text:p/>
        </draw:connector>
        <draw:connector draw:style-name="gr9" draw:text-style-name="P1" draw:layer="layout" draw:type="curve" svg:x1="15.03cm" svg:y1="4.765cm" svg:x2="24.84cm" svg:y2="7.07cm" draw:start-shape="id6" draw:start-glue-point="1" draw:end-shape="id4" svg:d="M15030 4765c7357 0 2453 2305 9810 2305" svg:viewBox="0 0 9811 2306">
          <text:p/>
        </draw:connector>
        <draw:connector draw:style-name="gr9" draw:text-style-name="P1" draw:layer="layout" draw:type="curve" svg:x1="15.135cm" svg:y1="13.03cm" svg:x2="22.94cm" svg:y2="12.1cm" draw:start-shape="id8" draw:end-shape="id2" draw:end-glue-point="2" svg:d="M15135 13030c0 750 7805 1215 7805-930" svg:viewBox="0 0 7806 1559">
          <text:p/>
        </draw:connector>
        <draw:connector draw:style-name="gr9" draw:text-style-name="P1" draw:layer="layout" draw:type="curve" svg:x1="15.9cm" svg:y1="11.765cm" svg:x2="22.04cm" svg:y2="3.47cm" draw:start-shape="id8" draw:end-shape="id5" draw:end-glue-point="3" svg:d="M15900 11765c4605 0 1535-8295 6140-8295" svg:viewBox="0 0 6141 8296">
          <text:p/>
        </draw:connector>
        <draw:connector draw:style-name="gr9" draw:text-style-name="P1" draw:layer="layout" draw:type="curve" draw:line-skew="0.483cm 2.563cm" svg:x1="10.835cm" svg:y1="16.23cm" svg:x2="24.84cm" svg:y2="7.07cm" draw:start-shape="id7" draw:start-glue-point="2" draw:end-shape="id4" draw:end-glue-point="3" svg:d="M10835 16230c0 1474 4974 1228 6954-1430s966-7730 7051-7730" svg:viewBox="0 0 14006 1006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pitch="variable"/>
    <style:font-face style:name="Cantarell" svg:font-family="Cantarel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Wireless" draw:style="rect" draw:dots1="1" draw:dots1-length="0.05cm" draw:dots2="1" draw:dots2-length="0.05cm" draw:distance="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9T00:21:51.729839932</meta:creation-date>
    <dc:date>2015-01-29T01:32:36.855313711</dc:date>
    <meta:editing-duration>PT14M38S</meta:editing-duration>
    <meta:editing-cycles>6</meta:editing-cycles>
    <meta:generator>LibreOffice/4.3.5.2.0$Linux_X86_64 LibreOffice_project/430m0$Build-2</meta:generator>
    <meta:document-statistic meta:object-count="31"/>
  </office:meta>
</office:document-meta>
</file>